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02cm solid #000000"/>
    </style:style>
    <style:style style:name="P1" style:family="paragraph" style:parent-style-name="Preformatted_20_Text">
      <style:text-properties fo:font-size="13pt" style:font-size-asian="13pt" style:font-size-complex="13pt"/>
    </style:style>
    <style:style style:name="P2" style:family="paragraph" style:parent-style-name="Table_20_Contents">
      <style:text-properties style:font-name="Courier New" fo:font-size="8pt" style:font-name-asian="Courier New" style:font-size-asian="8pt" style:font-name-complex="Courier New" style:font-size-complex="8pt"/>
    </style:style>
    <style:style style:name="P3" style:family="paragraph" style:parent-style-name="Preformatted_20_Text">
      <style:text-properties fo:font-size="13pt" style:font-size-asian="13pt" style:font-size-complex="13pt"/>
    </style:style>
    <style:style style:name="P4" style:family="paragraph" style:parent-style-name="Preformatted_20_Text" style:list-style-name="L1">
      <style:text-properties fo:font-size="13pt" style:font-size-asian="13pt" style:font-size-complex="13pt"/>
    </style:style>
    <style:style style:name="P5" style:family="paragraph" style:parent-style-name="Table_20_Contents">
      <style:text-properties style:font-name="Times New Roman1" fo:font-size="13pt" style:font-name-asian="Courier New" style:font-size-asian="13pt" style:font-name-complex="Courier New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/>
    </style:style>
    <style:style style:name="T3" style:family="text">
      <style:text-properties style:font-name="Courier New" fo:font-size="8pt" style:font-size-asian="8pt" style:font-size-complex="8pt"/>
    </style:style>
    <text:list-style style:name="L1">
      <text:list-level-style-number text:level="1" text:style-name="Numbering_20_Symbols" style:num-prefix=" " style:num-suffix=" .-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2" text:style-name="Numbering_20_Symbols" style:num-prefix=" " style:num-suffix=" .-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 .-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El miniapplet que ofereix @firma només permet accés als mètodes via Base64 <text:s/>la qual cosa el fa bastant inservible per la finalitat del portafirmes i a més no dóna control sobre la selecció del certificat. Per això necessitem recompilar-ho modificant alguns aspectes i mètodes del mateix per fer-ho utilitzable per PortaFIB.</text:p>
      <text:p text:style-name="P1"/>
      <text:p text:style-name="P1"><text:tab/>Les passes següent només són necessaries si es vol actualitzar el miniapplet de @firma, en cas contrari només s'ha d'executar l'script install_portafib_miniapplet_jar.bat de l'arrel del projecte portafib.</text:p>
      <text:p text:style-name="P1"/>
      <text:p text:style-name="P1">Les passes a seguir són:</text:p>
      <text:p text:style-name="P1"/>
      <text:list xml:id="list35433570" text:style-name="L1">
        <text:list-item>
          <text:p text:style-name="P4"><text:bookmark text:name="__RefNumPara__5_501808672"/>Descarregar els Fonts del MiniApplet i del Client d'@firma de https://administracionelectronica.gob.es.<text:bookmark-end text:name="__RefNumPara__5_501808672"/></text:p>
        </text:list-item>
        <text:list-item>
          <text:p text:style-name="P4">Compilar Client de @Firma:</text:p>
          <text:list>
            <text:list-item>
              <text:p text:style-name="P4">Descomprimir els fonts en un directori afirma-src</text:p>
            </text:list-item>
            <text:list-item>
              <text:p text:style-name="P4"><text:bookmark text:name="__RefNumPara__3_501808672"/>Llegir el document <text:s/>crearKeystoreAfirma.txt i el fitxer generat (afirma.keystore) copiar-ho al directori dels Fonts del Client de @Firma.<text:bookmark-end text:name="__RefNumPara__3_501808672"/></text:p>
            </text:list-item>
            <text:list-item>
              <text:p text:style-name="P4">Crear un pom.xml fictici en el directori afirma-src:</text:p>
            </text:list-item>
          </text:list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2"><text:s/>&lt;?xml version="1.0" encoding="UTF-8"?&gt;<text:line-break/>&lt;project xmlns="http://maven.apache.org/POM/4.0.0" xmlns:xsi="http://www.w3.org/2001/XMLSchema-instance"<text:line-break/> xsi:schemaLocation="http://maven.apache.org/POM/4.0.0 http://maven.apache.org/maven-v4_0_0.xsd"&gt;<text:line-break/><text:line-break/> &lt;modelVersion&gt;4.0.0&lt;/modelVersion&gt;<text:line-break/> <text:line-break/> &lt;version&gt;3.2.0&lt;/version&gt;<text:line-break/> &lt;artifactId&gt;afirma-client&lt;/artifactId&gt;<text:line-break/> &lt;packaging&gt;pom&lt;/packaging&gt;<text:line-break/> &lt;groupId&gt;es.gob.afirma&lt;/groupId&gt;<text:line-break/> &lt;name&gt;afirma-client&lt;/name&gt;<text:line-break/><text:line-break/> &lt;description&gt;Librerias del nucleo de afirma&lt;/description&gt;<text:line-break/><text:line-break/> &lt;properties&gt;<text:line-break/> &lt;afirma.keytool.keystore&gt;${basedir}/../afirma.keystore&lt;/afirma.keytool.keystore&gt;<text:line-break/> &lt;/properties&gt;</text:p>
            <text:p text:style-name="P2">&lt;/project&gt; </text:p>
          </table:table-cell>
        </table:table-row>
      </table:table>
      <text:p text:style-name="P1"/>
      <text:list xml:id="list27578813" text:continue-numbering="true" text:style-name="L1">
        <text:list-item>
          <text:p text:style-name="P4">Compilar el MiniApplet </text:p>
          <text:list>
            <text:list-item>
              <text:p text:style-name="P4">Descomprimir els fonts en un directori miniapplet-src</text:p>
            </text:list-item>
            <text:list-item>
              <text:p text:style-name="P4">Copiar el el fitxer afirma.keystore generat en el punt 2.2 i copiar-ho al directori miniapplet-src.</text:p>
            </text:list-item>
            <text:list-item>
              <text:p text:style-name="P4">Crear un pom.xml en miniapplet-src:</text:p>
            </text:list-item>
          </text:list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2">&lt;?xml version="1.0" encoding="UTF-8"?&gt;<text:line-break/>&lt;project xmlns="http://maven.apache.org/POM/4.0.0"<text:line-break/> <text:s text:c="7"/>xmlns:xsi="http://www.w3.org/2001/XMLSchema-instance"<text:line-break/> <text:s text:c="7"/>xsi:schemaLocation="http://maven.apache.org/POM/4.0.0 http://maven.apache.org/maven-v4_0_0.xsd"&gt;<text:line-break/><text:line-break/> <text:s/>&lt;modelVersion&gt;4.0.0&lt;/modelVersion&gt;<text:line-break/> <text:s/>&lt;groupId&gt;es.gob.afirma&lt;/groupId&gt;<text:line-break/> <text:s/>&lt;version&gt;3.3.2-SNAPSHOT&lt;/version&gt;<text:line-break/> <text:s/>&lt;artifactId&gt;afirma-client&lt;/artifactId&gt;<text:line-break/> <text:s/>&lt;packaging&gt;pom&lt;/packaging&gt;<text:line-break/> <text:s/>&lt;name&gt;afirma-client&lt;/name&gt;<text:line-break/><text:line-break/> <text:s/>&lt;properties&gt;<text:line-break/> <text:s text:c="3"/>&lt;project.build.sourceEncoding&gt;utf-8&lt;/project.build.sourceEncoding&gt;<text:line-break/> <text:s/>&lt;/properties&gt;<text:line-break/><text:line-break/><text:soft-page-break/> <text:s/>&lt;repositories&gt;<text:line-break/> <text:s text:c="3"/>&lt;repository&gt;<text:line-break/> <text:s text:c="5"/>&lt;id&gt;uji&lt;/id&gt;<text:line-break/> <text:s text:c="5"/>&lt;url&gt;http://devel.uji.es/nexus/content/groups/public/&lt;/url&gt;<text:line-break/> <text:s text:c="3"/>&lt;/repository&gt;<text:line-break/> <text:s/>&lt;/repositories&gt;<text:line-break/><text:line-break/> <text:s/>&lt;modules&gt;<text:line-break/><text:tab/>&lt;module&gt;portafib-miniapplet&lt;/module&gt;<text:line-break/> <text:s/>&lt;/modules&gt;<text:line-break/><text:line-break/><text:line-break/> <text:s/>&lt;build&gt;<text:line-break/> <text:s text:c="3"/>&lt;plugins&gt;<text:line-break/> <text:s text:c="5"/>&lt;plugin&gt;<text:line-break/> <text:s text:c="7"/>&lt;groupId&gt;org.apache.maven.plugins&lt;/groupId&gt;<text:line-break/> <text:s text:c="7"/>&lt;artifactId&gt;maven-compiler-plugin&lt;/artifactId&gt;<text:line-break/> <text:s text:c="7"/>&lt;version&gt;2.5.1&lt;/version&gt;<text:line-break/> <text:s text:c="7"/>&lt;configuration&gt;<text:line-break/> <text:s text:c="9"/>&lt;source&gt;1.6&lt;/source&gt;<text:line-break/> <text:s text:c="9"/>&lt;target&gt;1.6&lt;/target&gt;<text:line-break/> <text:s text:c="7"/>&lt;/configuration&gt;<text:line-break/> <text:s text:c="5"/>&lt;/plugin&gt;<text:line-break/><text:line-break/> <text:s text:c="5"/>&lt;plugin&gt;<text:line-break/> <text:s text:c="7"/>&lt;groupId&gt;org.apache.maven.plugins&lt;/groupId&gt;<text:line-break/> <text:s text:c="7"/>&lt;artifactId&gt;maven-release-plugin&lt;/artifactId&gt;<text:line-break/> <text:s text:c="7"/>&lt;version&gt;2.3.2&lt;/version&gt;<text:line-break/> <text:s text:c="7"/>&lt;configuration&gt;<text:line-break/> <text:s text:c="9"/>&lt;tagNameFormat&gt;${project.name}_@{project.version}&lt;/tagNameFormat&gt;<text:line-break/> <text:s text:c="7"/>&lt;/configuration&gt;<text:line-break/> <text:s text:c="5"/>&lt;/plugin&gt;<text:line-break/><text:line-break/> <text:s text:c="3"/>&lt;/plugins&gt;<text:line-break/> <text:s/>&lt;/build&gt;<text:line-break/>&lt;/project&gt;</text:p>
          </table:table-cell>
        </table:table-row>
      </table:table>
      <text:p text:style-name="P1"/>
      <text:list xml:id="list27567439" text:continue-numbering="true" text:style-name="L1">
        <text:list-item>
          <text:list>
            <text:list-item>
              <text:p text:style-name="P4">Crear un nou directori anomenat portafib-miniapplet amb un fitxer pom.xml</text:p>
            </text:list-item>
          </text:list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2">&lt;project xmlns="http://maven.apache.org/POM/4.0.0" xmlns:xsi="http://www.w3.org/2001/XMLSchema-instance" xsi:schemaLocation="http://maven.apache.org/POM/4.0.0 http://maven.apache.org/maven-v4_0_0.xsd"&gt;</text:p>
            <text:p text:style-name="P2"/>
            <text:p text:style-name="P2"><text:tab/>&lt;modelVersion&gt;4.0.0&lt;/modelVersion&gt;</text:p>
            <text:p text:style-name="P2"/>
            <text:p text:style-name="P2"><text:tab/>&lt;artifactId&gt;portafib-miniapplet&lt;/artifactId&gt;</text:p>
            <text:p text:style-name="P2"><text:s text:c="4"/>&lt;groupId&gt;es.gob.afirma&lt;/groupId&gt;</text:p>
            <text:p text:style-name="P2"><text:s text:c="4"/>&lt;packaging&gt;jar&lt;/packaging&gt;</text:p>
            <text:p text:style-name="P2"><text:tab/>&lt;name&gt;PortaFIB MiniApplet @firma&lt;/name&gt;</text:p>
            <text:p text:style-name="P2"><text:tab/>&lt;version&gt;1.1&lt;/version&gt;</text:p>
            <text:p text:style-name="P2"><text:tab/> </text:p>
            <text:p text:style-name="P2"><text:tab/>&lt;properties&gt;</text:p>
            <text:p text:style-name="P2"><text:tab/> <text:s/>&lt;afirma.version&gt;3.3.2-SNAPSHOT&lt;/afirma.version&gt;</text:p>
            <text:p text:style-name="P2"><text:s text:c="4"/>&lt;/properties&gt;</text:p>
            <text:p text:style-name="P2"><text:tab/></text:p>
            <text:p text:style-name="P2"><text:tab/>&lt;parent&gt;</text:p>
            <text:p text:style-name="P2"><text:tab/><text:tab/>&lt;groupId&gt;es.gob.afirma&lt;/groupId&gt;</text:p>
            <text:p text:style-name="P2"><text:tab/><text:tab/>&lt;artifactId&gt;afirma-client&lt;/artifactId&gt;</text:p>
            <text:p text:style-name="P2"><text:tab/><text:tab/>&lt;version&gt;3.3.2-SNAPSHOT&lt;/version&gt;</text:p>
            <text:p text:style-name="P2"><text:s text:c="4"/>&lt;/parent&gt;</text:p>
            <text:p text:style-name="P2"/>
            <text:p text:style-name="P2"><text:tab/>&lt;dependencies&gt;</text:p>
            <text:p text:style-name="P2"/>
            <text:p text:style-name="P2"><text:s text:c="8"/>&lt;dependency&gt;</text:p>
            <text:p text:style-name="P2"><text:tab/><text:tab/><text:tab/> &lt;groupId&gt;es.gob.afirma&lt;/groupId&gt;</text:p>
            <text:p text:style-name="P2"><text:tab/><text:tab/><text:tab/> &lt;artifactId&gt;afirma-ui-miniapplet&lt;/artifactId&gt;</text:p>
            <text:p text:style-name="P2"><text:tab/><text:tab/><text:tab/> &lt;version&gt;${afirma.version}&lt;/version&gt;</text:p>
            <text:p text:style-name="P2"><text:s text:c="8"/>&lt;/dependency&gt;</text:p>
            <text:p text:style-name="P2"><text:tab/></text:p>
            <text:p text:style-name="P2"><text:tab/>&lt;/dependencies&gt;</text:p>
            <text:p text:style-name="P2"/>
            <text:p text:style-name="P2"><text:tab/>&lt;build&gt;</text:p>
            <text:p text:style-name="P2"><text:tab/><text:tab/>&lt;resources&gt;</text:p>
            <text:p text:style-name="P2"><text:tab/><text:tab/><text:tab/>&lt;resource&gt;</text:p>
            <text:p text:style-name="P2"><text:tab/><text:tab/><text:tab/><text:tab/>&lt;directory&gt;src/main/resources&lt;/directory&gt;</text:p>
            <text:p text:style-name="P2"><text:tab/><text:tab/><text:tab/><text:tab/>&lt;filtering&gt;true&lt;/filtering&gt;</text:p>
            <text:p text:style-name="P2"><text:tab/><text:tab/><text:tab/>&lt;/resource&gt;</text:p>
            <text:p text:style-name="P2"><text:tab/><text:tab/>&lt;/resources&gt;</text:p>
            <text:p text:style-name="P2"><text:soft-page-break/></text:p>
            <text:p text:style-name="P2"><text:tab/><text:tab/>&lt;plugins&gt;</text:p>
            <text:p text:style-name="P2"/>
            <text:p text:style-name="P2"><text:tab/><text:tab/><text:tab/>&lt;plugin&gt;</text:p>
            <text:p text:style-name="P2"><text:tab/><text:tab/><text:tab/><text:tab/>&lt;groupId&gt;org.apache.maven.plugins&lt;/groupId&gt;</text:p>
            <text:p text:style-name="P2"><text:tab/><text:tab/><text:tab/><text:tab/>&lt;artifactId&gt;maven-shade-plugin&lt;/artifactId&gt;</text:p>
            <text:p text:style-name="P2"><text:tab/><text:tab/><text:tab/><text:tab/>&lt;version&gt;2.0&lt;/version&gt;</text:p>
            <text:p text:style-name="P2"><text:tab/><text:tab/><text:tab/><text:tab/>&lt;executions&gt;</text:p>
            <text:p text:style-name="P2"><text:tab/><text:tab/><text:tab/><text:tab/> <text:s/>&lt;execution&gt;</text:p>
            <text:p text:style-name="P2"><text:tab/><text:tab/><text:tab/><text:tab/><text:tab/>&lt;phase&gt;package&lt;/phase&gt;</text:p>
            <text:p text:style-name="P2"><text:tab/><text:tab/><text:tab/><text:tab/><text:tab/>&lt;goals&gt;</text:p>
            <text:p text:style-name="P2"><text:tab/><text:tab/><text:tab/><text:tab/><text:tab/> <text:s/>&lt;goal&gt;shade&lt;/goal&gt;</text:p>
            <text:p text:style-name="P2"><text:tab/><text:tab/><text:tab/><text:tab/><text:tab/>&lt;/goals&gt;</text:p>
            <text:p text:style-name="P2"><text:tab/><text:tab/><text:tab/><text:tab/><text:tab/>&lt;configuration&gt;</text:p>
            <text:p text:style-name="P2"><text:tab/><text:tab/><text:tab/><text:tab/><text:tab/>&lt;artifactSet&gt;</text:p>
            <text:p text:style-name="P2"><text:tab/><text:tab/><text:tab/><text:tab/><text:tab/><text:tab/>&lt;excludes&gt;</text:p>
            <text:p text:style-name="P2"><text:tab/><text:tab/><text:tab/><text:tab/><text:tab/><text:tab/> <text:s/>&lt;exclude&gt;bouncycastle:bcprov-jdk14&lt;/exclude&gt;</text:p>
            <text:p text:style-name="P2"><text:tab/><text:tab/><text:tab/><text:tab/><text:tab/><text:tab/> <text:s/>&lt;exclude&gt;bouncycastle:bcmail-jdk14&lt;/exclude&gt;</text:p>
            <text:p text:style-name="P2"><text:tab/><text:tab/><text:tab/><text:tab/><text:tab/><text:tab/> <text:s/>&lt;exclude&gt;org.bouncycastle:bcprov-ext-jdk15on&lt;/exclude&gt;</text:p>
            <text:p text:style-name="P2"><text:tab/><text:tab/><text:tab/><text:tab/><text:tab/><text:tab/> <text:s/>&lt;exclude&gt;log4j:log4j&lt;/exclude&gt;</text:p>
            <text:p text:style-name="P2"><text:tab/><text:tab/><text:tab/><text:tab/><text:tab/><text:tab/>&lt;/excludes&gt;</text:p>
            <text:p text:style-name="P2"><text:tab/><text:tab/><text:tab/><text:tab/><text:tab/> <text:s/>&lt;/artifactSet&gt;</text:p>
            <text:p text:style-name="P2"><text:tab/><text:tab/><text:tab/><text:tab/><text:tab/> <text:s/>&lt;filters&gt;</text:p>
            <text:p text:style-name="P2"><text:tab/><text:tab/><text:tab/><text:tab/><text:tab/><text:tab/>&lt;filter&gt;<text:tab/><text:tab/><text:tab/><text:tab/> <text:s text:c="2"/></text:p>
            <text:p text:style-name="P2"><text:tab/><text:tab/><text:tab/><text:tab/><text:tab/><text:tab/> <text:s/>&lt;artifact&gt;*:*&lt;/artifact&gt;</text:p>
            <text:p text:style-name="P2"><text:tab/><text:tab/><text:tab/><text:tab/><text:tab/><text:tab/> <text:s/>&lt;excludes&gt;</text:p>
            <text:p text:style-name="P2"><text:tab/><text:tab/><text:tab/><text:tab/><text:tab/><text:tab/><text:tab/>&lt;exclude&gt;META-INF/*.SF&lt;/exclude&gt;</text:p>
            <text:p text:style-name="P2"><text:tab/><text:tab/><text:tab/><text:tab/><text:tab/><text:tab/><text:tab/>&lt;exclude&gt;META-INF/*.DSA&lt;/exclude&gt;</text:p>
            <text:p text:style-name="P2"><text:tab/><text:tab/><text:tab/><text:tab/><text:tab/><text:tab/><text:tab/>&lt;exclude&gt;META-INF/*.RSA&lt;/exclude&gt;</text:p>
            <text:p text:style-name="P2"><text:tab/><text:tab/><text:tab/><text:tab/><text:tab/><text:tab/> <text:s/>&lt;/excludes&gt;</text:p>
            <text:p text:style-name="P2"><text:tab/><text:tab/><text:tab/><text:tab/><text:tab/><text:tab/>&lt;/filter&gt;</text:p>
            <text:p text:style-name="P2"><text:tab/><text:tab/><text:tab/><text:tab/><text:tab/> <text:s/>&lt;/filters&gt;</text:p>
            <text:p text:style-name="P2"><text:tab/><text:tab/><text:tab/><text:tab/><text:tab/>&lt;/configuration&gt;</text:p>
            <text:p text:style-name="P2"><text:tab/><text:tab/><text:tab/><text:tab/> <text:s/>&lt;/execution&gt;</text:p>
            <text:p text:style-name="P2"><text:tab/><text:tab/><text:tab/><text:tab/>&lt;/executions&gt;</text:p>
            <text:p text:style-name="P2"><text:tab/><text:tab/><text:tab/>&lt;/plugin&gt;</text:p>
            <text:p text:style-name="P2"/>
            <text:p text:style-name="P2"><text:tab/><text:tab/><text:tab/>&lt;plugin&gt;<text:tab/><text:tab/><text:tab/> <text:s text:c="3"/></text:p>
            <text:p text:style-name="P2"><text:tab/><text:tab/><text:tab/><text:tab/>&lt;artifactId&gt;maven-jar-plugin&lt;/artifactId&gt;</text:p>
            <text:p text:style-name="P2"><text:tab/><text:tab/><text:tab/><text:tab/>&lt;configuration&gt;</text:p>
            <text:p text:style-name="P2"><text:tab/><text:tab/><text:tab/><text:tab/>&lt;/configuration&gt;</text:p>
            <text:p text:style-name="P2"><text:tab/><text:tab/> <text:s text:c="3"/>&lt;/plugin&gt;</text:p>
            <text:p text:style-name="P2"/>
            <text:p text:style-name="P2"><text:tab/><text:tab/>&lt;/plugins&gt;</text:p>
            <text:p text:style-name="P2"><text:tab/>&lt;/build&gt;</text:p>
            <text:p text:style-name="P2"/>
            <text:p text:style-name="P2">&lt;/project&gt;</text:p>
          </table:table-cell>
        </table:table-row>
      </table:table>
      <text:p text:style-name="P1"/>
      <text:p text:style-name="P1"/>
      <text:list xml:id="list27555931" text:continue-numbering="true" text:style-name="L1">
        <text:list-item>
          <text:list>
            <text:list-item>
              <text:p text:style-name="P4">El recursos que es troben a miniapplet\afirma-crypto-pdf-itext\src\main\java\com\lowagie\text\pdf\fonts s'han de copiar a miniapplet\afirma-crypto-pdf-itext\src\main\<text:span text:style-name="T1">resources</text:span>\com\lowagie\text\pdf\fonts</text:p>
            </text:list-item>
            <text:list-item>
              <text:p text:style-name="P4">Els arxius de la carpeta miniapplet\afirma-ui-core-jse\src\main\java\resources s'han de copiar a \miniapplet\afirma-ui-core-jse\src\main\resources\<text:span text:style-name="T1">resources</text:span> (doble resources/resources esta bé)</text:p>
            </text:list-item>
            <text:list-item>
              <text:p text:style-name="P4">Editar la classe miniapplet\afirma-ui-miniapplet\src\main\java\es\gob\afirma\miniapplet\MiniAfirmaApplet.java i:</text:p>
              <text:list>
                <text:list-item>
                  <text:p text:style-name="P4">El mètode “selectPrivateKey(...)” <text:s/>s'ha de fer public en lloc de private.</text:p>
                </text:list-item>
                <text:list-item>
                  <text:p text:style-name="P4">S'ha d'afegir el següent mètode:</text:p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row>
          <table:table-cell table:style-name="Tabla4.A1" office:value-type="string">
            <text:p text:style-name="P5"><text:span text:style-name="T3"><text:line-break/><text:tab/><text:line-break/> <text:s/>public byte[] sign(final byte[] dataBinary,<text:line-break/> <text:s text:c="12"/>final PrivateKeyEntry <text:s/>privateKeyEntry,<text:line-break/> <text:s text:c="12"/>final String algorithm,<text:line-break/> <text:s text:c="12"/>final String format,<text:line-break/> <text:s text:c="12"/>final String extraParams) throws PrivilegedActionException,<text:line-break/> <text:s text:c="49"/>IOException,<text:line-break/> <text:s text:c="49"/>AOException {<text:line-break/></text:span><text:soft-page-break/><text:span text:style-name="T3"> <text:s text:c="3"/><text:line-break/><text:line-break/> <text:s text:c="3"/>final Properties params = ExtraParamsProcessor.convertToProperties(extraParams);<text:line-break/><text:line-break/> <text:s text:c="3"/>try {<text:line-break/> <text:s text:c="5"/>String signatureFormat = format;<text:line-break/> <text:s text:c="5"/>final AOSigner signer = MiniAfirmaApplet.selectSigner(MiniAfirmaApplet.cleanParam(signatureFormat), null);<text:line-break/> <text:s text:c="5"/>if (SIGNATURE_FORMAT_AUTO.equalsIgnoreCase(signatureFormat)) {<text:line-break/> <text:s text:c="7"/>signatureFormat = ExtraParamsProcessor.updateFormat(signer);<text:line-break/> <text:s text:c="5"/>}<text:line-break/> <text:s text:c="5"/>return AccessController.doPrivileged(new SignAction(<text:line-break/> <text:s text:c="7"/>signer,<text:line-break/> <text:s text:c="7"/>dataBinary,<text:line-break/> <text:s text:c="7"/>MiniAfirmaApplet.cleanParam(algorithm),<text:line-break/> <text:s text:c="7"/>privateKeyEntry, //this.selectPrivateKey(params),<text:line-break/> <text:s text:c="7"/>ExtraParamsProcessor.expandProperties(params, dataBinary, signatureFormat)<text:line-break/> <text:s text:c="5"/>));<text:line-break/> <text:s text:c="3"/>}<text:line-break/> <text:s text:c="3"/>catch (final AOFormatFileException e) {<text:line-break/> <text:s text:c="5"/>setError(e);<text:line-break/> <text:s text:c="5"/>throw e;<text:line-break/> <text:s text:c="3"/>}<text:line-break/> <text:s text:c="3"/>catch (final PrivilegedActionException e) {<text:line-break/> <text:s text:c="5"/>setError(e);<text:line-break/> <text:s text:c="5"/>throw e;<text:line-break/> <text:s text:c="3"/>}<text:line-break/> <text:s text:c="3"/>catch (final RuntimeException e) {<text:line-break/> <text:s text:c="5"/>setError(e);<text:line-break/> <text:s text:c="5"/>throw e;<text:line-break/> <text:s text:c="3"/>}<text:line-break/> <text:s text:c="3"/>catch (final OutOfMemoryError e) {<text:line-break/> <text:s text:c="5"/>setError(e, "Error de falta de memoria durante la operaci\u00F3n de firma"); //$NON-NLS-1$<text:line-break/> <text:s text:c="5"/>throw e;<text:line-break/> <text:s text:c="3"/>}<text:line-break/> <text:s text:c="3"/>catch (final Error e) {<text:line-break/> <text:s text:c="5"/>setError(e);<text:line-break/> <text:s text:c="5"/>throw new AOException("Ocurrio un error grave durante la operaci\u00F3n de firma", e); //$NON-NLS-1$<text:line-break/> <text:s text:c="3"/>}<text:line-break/> <text:s/>}</text:span><text:line-break/><text:tab/></text:p>
          </table:table-cell>
        </table:table-row>
      </table:table>
      <text:p text:style-name="P1"/>
      <text:list xml:id="list27557492" text:continue-numbering="true" text:style-name="L1">
        <text:list-item>
          <text:list>
            <text:list-item>
              <text:p text:style-name="P4">Executar “mvn install -Dmaven.test.skip=true” dins miniapplet-src.</text:p>
            </text:list-item>
            <text:list-item>
              <text:p text:style-name="P4">Per cada error de dependència que faci falta haurem d'anar a afirma-src, al mòdul en qüestió i executar <text:s/>“mvn install -Dmaven.test.skip=true”</text:p>
            </text:list-item>
            <text:list-item>
              <text:p text:style-name="P4">Al finalitzar correctament dins miniapplet\portafib-miniapplet\target trobareu un jar portafib-miniapplet-x.y.jar que és el que heu de copiar dins portafib/lib per actualitzar l'actual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06-04T07:42:12.67</dc:date>
    <dc:creator>Antoni Nadal </dc:creator>
    <meta:editing-duration>PT16H46M32S</meta:editing-duration>
    <meta:editing-cycles>11</meta:editing-cycles>
    <meta:document-statistic meta:table-count="4" meta:image-count="0" meta:object-count="0" meta:page-count="4" meta:paragraph-count="99" meta:word-count="581" meta:character-count="8006"/>
  </office:meta>
</office:document-meta>
</file>